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bold" fo:font-family="'Liberation Sans'" style:font-family-asian="'Liberation Sans'" style:font-family-complex="'Liberation Sans'"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bold" fo:font-family="'Liberation Sans'" style:font-family-asian="'Liberation Sans'" style:font-family-complex="'Liberation Sans'"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bold" fo:font-family="'Liberation Sans'" style:font-family-asian="'Liberation Sans'" style:font-family-complex="'Liberation Sans'"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Liberation Sans'" style:font-family-asian="'Liberation Sans'" style:font-family-complex="'Liberation Sans'"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bold" fo:font-family="'Liberation Sans'" style:font-family-asian="'Liberation Sans'" style:font-family-complex="'Liberation Sans'"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bold" fo:font-family="'Liberation Sans'" style:font-family-asian="'Liberation Sans'" style:font-family-complex="'Liberation Sans'"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bold" fo:font-family="'Liberation Sans'" style:font-family-asian="'Liberation Sans'" style:font-family-complex="'Liberation Sans'"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4.00pt" fo:font-weight="bold" fo:font-family="'Liberation Sans'" style:font-family-asian="'Liberation Sans'" style:font-family-complex="'Liberation Sans'"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4.00pt" fo:font-weight="bold" fo:font-family="'Liberation Sans'" style:font-family-asian="'Liberation Sans'" style:font-family-complex="'Liberation Sans'"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Liberation Sans'" style:font-family-asian="'Liberation Sans'" style:font-family-complex="'Liberation Sans'"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20.00%" fo:text-align="left" fo:margin-bottom="7.00pt"/>
    </style:style>
    <style:style style:name="P3" style:family="paragraph">
      <style:paragraph-properties fo:line-height="100.00%" fo:text-align="left" fo:margin-top="12.00pt" fo:margin-bottom="6.00pt"/>
    </style:style>
    <style:style style:name="P4" style:family="paragraph">
      <style:paragraph-properties fo:line-height="100.00%" fo:text-align="left" fo:margin-left="14.15pt" fo:text-indent="0.00pt">
        <style:tab-stops>
          <style:tab-stop style:position="453.60pt" style:type="right" style:leader-style="dotted"/>
        </style:tab-stops>
      </style:paragraph-properties>
    </style:style>
    <style:style style:name="P5" style:family="paragraph">
      <style:paragraph-properties fo:line-height="120.00%" fo:text-align="left" fo:margin-bottom="7.00pt"/>
    </style:style>
    <style:style style:name="P6" style:family="paragraph">
      <style:paragraph-properties fo:line-height="100.00%" fo:text-align="left" fo:margin-top="10.00pt" fo:margin-bottom="6.00pt"/>
    </style:style>
    <style:style style:name="P7" style:family="paragraph">
      <style:paragraph-properties fo:line-height="120.00%" fo:text-align="left" fo:margin-bottom="7.00pt"/>
    </style:style>
    <style:style style:name="P8" style:family="paragraph">
      <style:paragraph-properties fo:line-height="100.00%" fo:text-align="left" fo:margin-top="10.00pt" fo:margin-bottom="6.00pt"/>
    </style:style>
    <style:style style:name="P9" style:family="paragraph">
      <style:paragraph-properties fo:line-height="120.00%" fo:text-align="left" fo:margin-bottom="7.00pt"/>
    </style:style>
    <style:style style:name="P10" style:family="paragraph">
      <style:paragraph-properties fo:line-height="100.00%" fo:text-align="left" fo:margin-top="10.00pt" fo:margin-bottom="6.00pt"/>
    </style:style>
    <style:style style:name="P11" style:family="paragraph">
      <style:paragraph-properties fo:line-height="120.00%" fo:text-align="left" fo:margin-bottom="7.00pt"/>
    </style:style>
    <style:style style:name="P12" style:family="paragraph">
      <style:paragraph-properties fo:line-height="100.00%" fo:text-align="left" fo:margin-top="10.00pt" fo:margin-bottom="6.00pt"/>
    </style:style>
    <style:style style:name="P13" style:family="paragraph">
      <style:paragraph-properties fo:line-height="120.00%" fo:text-align="left" fo:margin-bottom="7.00pt"/>
    </style:style>
    <style:style style:name="P14" style:family="paragraph">
      <style:paragraph-properties fo:line-height="100.00%" fo:text-align="left" fo:margin-top="10.00pt" fo:margin-bottom="6.00pt"/>
    </style:style>
    <style:style style:name="P15" style:family="paragraph">
      <style:paragraph-properties fo:line-height="120.00%" fo:text-align="left" fo:margin-bottom="7.00pt"/>
    </style:style>
    <style:style style:name="P16" style:family="paragraph">
      <style:paragraph-properties fo:line-height="100.00%" fo:text-align="left" fo:margin-top="10.00pt" fo:margin-bottom="6.00pt"/>
    </style:style>
    <style:style style:name="P17" style:family="paragraph">
      <style:paragraph-properties fo:line-height="120.00%" fo:text-align="left" fo:margin-bottom="7.00pt"/>
    </style:style>
    <style:style style:name="P18" style:family="paragraph">
      <style:paragraph-properties fo:line-height="100.00%" fo:text-align="left" fo:margin-top="10.00pt" fo:margin-bottom="6.00pt"/>
    </style:style>
    <style:style style:name="P19" style:family="paragraph">
      <style:paragraph-properties fo:line-height="120.00%" fo:text-align="left" fo:margin-bottom="7.00pt"/>
    </style:style>
    <style:style style:name="P20" style:family="paragraph">
      <style:paragraph-properties fo:line-height="100.00%" fo:text-align="left" fo:margin-top="10.00pt" fo:margin-bottom="6.00pt"/>
    </style:style>
    <style:style style:name="P21" style:family="paragraph">
      <style:paragraph-properties fo:line-height="120.00%" fo:text-align="left" fo:margin-bottom="7.00pt"/>
    </style:style>
    <style:style style:name="P22" style:family="paragraph">
      <style:paragraph-properties fo:line-height="100.00%" fo:text-align="left" fo:margin-top="10.00pt" fo:margin-bottom="6.00pt"/>
    </style:style>
    <style:style style:name="P23" style:family="paragraph">
      <style:paragraph-properties fo:line-height="120.00%" fo:text-align="left" fo:margin-bottom="7.00pt"/>
    </style:style>
    <style:style style:name="P24" style:family="paragraph">
      <style:paragraph-properties fo:line-height="100.00%" fo:text-align="left" fo:margin-top="10.00pt" fo:margin-bottom="6.00pt"/>
    </style:style>
    <style:style style:name="P25" style:family="paragraph">
      <style:paragraph-properties fo:line-height="120.00%" fo:text-align="left" fo:margin-bottom="7.00pt"/>
    </style:style>
    <style:style style:name="P26" style:family="paragraph">
      <style:paragraph-properties fo:line-height="100.00%" fo:text-align="left" fo:margin-top="10.00pt" fo:margin-bottom="6.00pt"/>
    </style:style>
    <style:style style:name="P27" style:family="paragraph">
      <style:paragraph-properties fo:line-height="120.00%" fo:text-align="left" fo:margin-bottom="7.00pt"/>
    </style:style>
    <style:style style:name="P28" style:family="paragraph">
      <style:paragraph-properties fo:line-height="100.00%" fo:text-align="left" fo:margin-top="10.00pt" fo:margin-bottom="6.00pt"/>
    </style:style>
    <style:style style:name="P29" style:family="paragraph">
      <style:paragraph-properties fo:line-height="120.00%" fo:text-align="left" fo:margin-bottom="7.00pt"/>
    </style:style>
    <style:style style:name="P30" style:family="paragraph">
      <style:paragraph-properties fo:line-height="100.00%" fo:text-align="left" fo:margin-top="10.00pt" fo:margin-bottom="6.00pt"/>
    </style:style>
    <style:style style:name="P31" style:family="paragraph">
      <style:paragraph-properties fo:line-height="120.00%" fo:text-align="left" fo:margin-bottom="7.00pt"/>
    </style:style>
    <style:style style:name="P32" style:family="paragraph">
      <style:paragraph-properties fo:line-height="100.00%" fo:text-align="left" fo:margin-top="10.00pt" fo:margin-bottom="6.00pt"/>
    </style:style>
    <style:style style:name="P33" style:family="paragraph">
      <style:paragraph-properties fo:line-height="120.00%" fo:text-align="left" fo:margin-bottom="7.00pt"/>
    </style:style>
    <style:style style:name="P34" style:family="paragraph">
      <style:paragraph-properties fo:line-height="100.00%" fo:text-align="left" fo:margin-top="10.00pt" fo:margin-bottom="6.00pt"/>
    </style:style>
    <style:style style:name="P35" style:family="paragraph">
      <style:paragraph-properties fo:line-height="120.00%" fo:text-align="left" fo:margin-bottom="7.00pt"/>
    </style:style>
  </office:automatic-styles>
  <office:body>
    <office:text>
      <text:p text:style-name="P1"><text:span text:style-name="T1"/></text:p>
      <text:p text:style-name="P1"><text:span text:style-name="T1">Inlämningsuppgift 3 Rapport</text:span></text:p>
      <text:p text:style-name="P2"><text:span text:style-name="T2"/></text:p>
      <text:p text:style-name="P3"><text:span text:style-name="T3">Innehållsförteckning</text:span></text:p>
      <text:p text:style-name="P4"><text:a xlink:href="#__RefHeading___Toc509_1439591871"><text:span text:style-name="T5">Uppdraget.</text:span></text:a><text:span text:style-name="T6"><text:tab/></text:span><text:a xlink:href="#__RefHeading___Toc509_1439591871"><text:span text:style-name="T8">1</text:span></text:a><text:span text:style-name="T9"/></text:p>
      <text:p text:style-name="P4"><text:a xlink:href="#__RefHeading___Toc511_1439591871"><text:span text:style-name="T11">Utförandet.</text:span></text:a><text:span text:style-name="T12"><text:tab/></text:span><text:a xlink:href="#__RefHeading___Toc511_1439591871"><text:span text:style-name="T14">2</text:span></text:a><text:span text:style-name="T15"/></text:p>
      <text:p text:style-name="P4"><text:a xlink:href="#__RefHeading___Toc511_2873345566"><text:span text:style-name="T17">Klassen Game.</text:span></text:a><text:span text:style-name="T18"><text:tab/></text:span><text:a xlink:href="#__RefHeading___Toc511_2873345566"><text:span text:style-name="T20">3</text:span></text:a><text:span text:style-name="T21"/></text:p>
      <text:p text:style-name="P4"><text:a xlink:href="#__RefHeading___Toc513_2873345566"><text:span text:style-name="T23">Klassen Utility.</text:span></text:a><text:span text:style-name="T24"><text:tab/></text:span><text:a xlink:href="#__RefHeading___Toc513_2873345566"><text:span text:style-name="T26">4</text:span></text:a><text:span text:style-name="T27"/></text:p>
      <text:p text:style-name="P4"><text:a xlink:href="#__RefHeading___Toc515_2873345566"><text:span text:style-name="T29">Klassen Adventure.</text:span></text:a><text:span text:style-name="T30"><text:tab/></text:span><text:a xlink:href="#__RefHeading___Toc515_2873345566"><text:span text:style-name="T32">5</text:span></text:a><text:span text:style-name="T33"/></text:p>
      <text:p text:style-name="P4"><text:a xlink:href="#__RefHeading___Toc517_2873345566"><text:span text:style-name="T35">Klassen Display.</text:span></text:a><text:span text:style-name="T36"><text:tab/></text:span><text:a xlink:href="#__RefHeading___Toc517_2873345566"><text:span text:style-name="T38">6</text:span></text:a><text:span text:style-name="T39"/></text:p>
      <text:p text:style-name="P4"><text:a xlink:href="#__RefHeading___Toc519_2873345566"><text:span text:style-name="T41">Klassen Get.</text:span></text:a><text:span text:style-name="T42"><text:tab/></text:span><text:a xlink:href="#__RefHeading___Toc519_2873345566"><text:span text:style-name="T44">7</text:span></text:a><text:span text:style-name="T45"/></text:p>
      <text:p text:style-name="P4"><text:a xlink:href="#__RefHeading___Toc334_440994083"><text:span text:style-name="T47">Slutkommentar David.</text:span></text:a><text:span text:style-name="T48"><text:tab/></text:span><text:a xlink:href="#__RefHeading___Toc334_440994083"><text:span text:style-name="T50">8</text:span></text:a><text:span text:style-name="T51"/></text:p>
      <text:p text:style-name="P4"><text:a xlink:href="#__RefHeading___Toc513_1439591871"><text:span text:style-name="T53">Slutkommentar Håkan.</text:span></text:a><text:span text:style-name="T54"><text:tab/></text:span><text:a xlink:href="#__RefHeading___Toc513_1439591871"><text:span text:style-name="T56">9</text:span></text:a><text:span text:style-name="T57"/></text:p>
      <text:p text:style-name="P5"><text:span text:style-name="T57"/></text:p>
      <text:p text:style-name="P5"><text:span text:style-name="T57"/></text:p>
      <text:p text:style-name="P5"><text:span text:style-name="T57"/></text:p>
      <text:p text:style-name="P5"><text:span text:style-name="T57"/></text:p>
      <text:p text:style-name="P6"><text:span text:style-name="T58">Uppdraget.</text:span></text:p>
      <text:p text:style-name="P7"><text:span text:style-name="T59">Vi kunde i detta uppdraget välja att arbeta själva eller i grupp. David tog initiativet och frågade om Håkan ville göra projektet tillsammans. Självklart ville han det!<text:line-break/><text:line-break/>Vi skulle skapa ett äventyrsspel och i detta spel arbeta mycket med klasser för att skapa förståelse för hur de integrerar med varandra. Vi skulle även införa ett shopsystem där spelaren skulle kunna köpa utrustning för VG. </text:span></text:p>
      <text:p text:style-name="P7"><text:span text:style-name="T59">Då vi var två som skulle arbeta i projektet började vi med att brainstorma idéer. I början var vi inne på att skapa ett Drakar &amp; Demoner inspirerat spel. Efter ett par dagar in i spelet började vi smyga in easter eggs från lektioner vi haft med Robin Kamo vår lärare i kursen.<text:line-break/><text:line-break/>Det spårade ur väldigt väldigt snabbt och från att vi smög in Red Bull som easter egg till att göra ett spel helt baserat på olika storys, vapen, platser och karaktärer från serien Naruto som är vår lärares favoritserie och andra inslag som följt oss genom kursens gång exempelvis Abu Hassans billiga bilar och mycket mer.</text:span></text:p>
      <text:p text:style-name="P7"><text:span text:style-name="T60"/></text:p>
      <text:p text:style-name="P8"><text:span text:style-name="T60"/></text:p>
      <text:p text:style-name="P8"><text:span text:style-name="T60"/></text:p>
      <text:p text:style-name="P9"><text:span text:style-name="T60"/></text:p>
      <text:p text:style-name="P10"><text:span text:style-name="T61">Utförandet.</text:span></text:p>
      <text:p text:style-name="P11"><text:span text:style-name="T62">Vi började med att dela upp projektet i mindre delar att arbeta med. Det var dels själva grunden för programmet med klasser, hur fight-systemet skulle fungera till musikval, Storyline och mycket mer.<text:s/></text:span><text:span text:style-name="T63">Här under visas delar av spelet i Solution Explorer.</text:span><text:span text:style-name="T64"/></text:p>
      <text:p text:style-name="P11"><draw:frame text:anchor-type="as-char" svg:width="90.49mm" svg:height="228.60mm" style:rel-width="scale" style:rel-height="scale"><draw:object-ole xlink:href="OleObj1"/><draw:image xlink:href="ObjectReplacements/OleObj1"/></draw:frame><text:span text:style-name="T65"/></text:p>
      <text:p text:style-name="P11"><text:span text:style-name="T66"/></text:p>
      <text:p text:style-name="P11"><text:span text:style-name="T67"/></text:p>
      <text:p text:style-name="P11"><text:span text:style-name="T67"/></text:p>
      <text:p text:style-name="P12"><text:span text:style-name="T67"/></text:p>
      <text:p text:style-name="P13"><text:span text:style-name="T67"/></text:p>
      <text:p text:style-name="P13"><text:span text:style-name="T67"/></text:p>
      <text:p text:style-name="P14"><text:span text:style-name="T67"/></text:p>
      <text:p text:style-name="P15"><text:span text:style-name="T67"/></text:p>
      <text:p text:style-name="P15"><text:span text:style-name="T67"/></text:p>
      <text:p text:style-name="P15"><text:span text:style-name="T67"/></text:p>
      <text:p text:style-name="P16"><text:span text:style-name="T67"/></text:p>
      <text:p text:style-name="P16"><text:span text:style-name="T67"/></text:p>
      <text:p text:style-name="P16"><text:span text:style-name="T67"/></text:p>
      <text:p text:style-name="P16"><text:span text:style-name="T67"/></text:p>
      <text:p text:style-name="P16"><text:span text:style-name="T67"/></text:p>
      <text:p text:style-name="P16"><text:span text:style-name="T67"/></text:p>
      <text:p text:style-name="P16"><text:span text:style-name="T67"/></text:p>
      <text:p text:style-name="P16"><text:span text:style-name="T67"/></text:p>
      <text:p text:style-name="P16"><text:span text:style-name="T67"/></text:p>
      <text:p text:style-name="P16"><text:span text:style-name="T67"/></text:p>
      <text:p text:style-name="P17"><text:span text:style-name="T67"/></text:p>
      <text:p text:style-name="P18"><text:span text:style-name="T68">Klassen Game.</text:span></text:p>
      <text:p text:style-name="P19"><text:span text:style-name="T69">I klassen Game initieras Setup() och sedan Start() vilket öppnar konsolen och välkomnar spelaren som får välja sitt namn genom metoden CharacterCreation().</text:span></text:p>
      <text:p text:style-name="P19"><draw:frame text:anchor-type="as-char" svg:width="165.63mm" svg:height="158.22mm" style:rel-width="scale" style:rel-height="scale"><draw:object-ole xlink:href="OleObj2"/><draw:image xlink:href="ObjectReplacements/OleObj2"/></draw:frame><text:span text:style-name="T70"/></text:p>
      <text:p text:style-name="P19"><text:span text:style-name="T70"/></text:p>
      <text:p text:style-name="P19"><text:span text:style-name="T70"/></text:p>
      <text:p text:style-name="P19"><text:span text:style-name="T70"/></text:p>
      <text:p text:style-name="P20"><text:span text:style-name="T70"/></text:p>
      <text:p text:style-name="P21"><text:span text:style-name="T70"/></text:p>
      <text:p text:style-name="P21"><text:span text:style-name="T70"/></text:p>
      <text:p text:style-name="P22"><text:span text:style-name="T71">Klassen Utility.</text:span></text:p>
      <text:p text:style-name="P23"><text:span text:style-name="T72">I klassen Utility finns metoderna för att slumpa tal med RollDice(), EnergyDip() som sänker spelarens energy efter att effekterna av en energy drink avtar. ChooseANumber som ser till att spelarens val ger rätt respons från spelet. Här finna även OpenBackpack som låter spelaren se vad den har i sin ryggsäck men också gör det möjligt att använda olika föremål.</text:span></text:p>
      <text:p text:style-name="P23"><draw:frame text:anchor-type="as-char" svg:width="170.13mm" svg:height="173.57mm" style:rel-width="scale" style:rel-height="scale"><draw:object-ole xlink:href="OleObj3"/><draw:image xlink:href="ObjectReplacements/OleObj3"/></draw:frame><text:span text:style-name="T73"/></text:p>
      <text:p text:style-name="P23"><text:span text:style-name="T73"/></text:p>
      <text:p text:style-name="P23"><text:span text:style-name="T73"/></text:p>
      <text:p text:style-name="P23"><text:span text:style-name="T73"/></text:p>
      <text:p text:style-name="P23"><text:span text:style-name="T73"/></text:p>
      <text:p text:style-name="P24"><text:span text:style-name="T74">Klassen Adventure.</text:span></text:p>
      <text:p text:style-name="P25"><text:span text:style-name="T75">I klassen Adventure hittar vi metoderna Menu(), Graveyard(), Treasure(), AbuHassan().</text:span></text:p>
      <text:p text:style-name="P25"><text:span text:style-name="T75">Dessa metoder styr vad som sker när spelaren triggar dessa metoder. En kortare story skrivs ut, musiken byts beroende på vilken plats spelaren befinner sig på m.m.</text:span></text:p>
      <text:p text:style-name="P25"><draw:frame text:anchor-type="as-char" svg:width="170.13mm" svg:height="170.13mm" style:rel-width="scale" style:rel-height="scale"><draw:object-ole xlink:href="OleObj4"/><draw:image xlink:href="ObjectReplacements/OleObj4"/></draw:frame><text:span text:style-name="T76"/></text:p>
      <text:p text:style-name="P25"><text:span text:style-name="T76"/></text:p>
      <text:p text:style-name="P25"><text:span text:style-name="T76"/></text:p>
      <text:p text:style-name="P25"><text:span text:style-name="T76"/></text:p>
      <text:p text:style-name="P25"><text:span text:style-name="T76"/></text:p>
      <text:p text:style-name="P26"><text:span text:style-name="T77">Klassen Display.</text:span></text:p>
      <text:p text:style-name="P27"><text:span text:style-name="T78">Här finns metoder som styr mycket av det som visas i konsolen, bland annat kartan, titeln som ritas in, detaljer om spelaren med mera.</text:span></text:p>
      <text:p text:style-name="P27"><text:span text:style-name="T78">Map()</text:span></text:p>
      <text:p text:style-name="P27"><draw:frame text:anchor-type="as-char" svg:width="170.13mm" svg:height="74.35mm" style:rel-width="scale" style:rel-height="scale"><draw:object-ole xlink:href="OleObj5"/><draw:image xlink:href="ObjectReplacements/OleObj5"/></draw:frame><text:span text:style-name="T79"/></text:p>
      <text:p text:style-name="P27"><text:span text:style-name="T80">Title()</text:span></text:p>
      <text:p text:style-name="P27"><draw:frame text:anchor-type="as-char" svg:width="170.13mm" svg:height="112.45mm" style:rel-width="scale" style:rel-height="scale"><draw:object-ole xlink:href="OleObj6"/><draw:image xlink:href="ObjectReplacements/OleObj6"/></draw:frame><text:span text:style-name="T81"/></text:p>
      <text:p text:style-name="P28"><text:span text:style-name="T82">Klassen Get.</text:span></text:p>
      <text:p text:style-name="P29"><text:span text:style-name="T83">I klassen get finns metoder som returnerar samligar av allt från vakpen och armor till olika stories.</text:span></text:p>
      <text:p text:style-name="P29"><draw:frame text:anchor-type="as-char" svg:width="170.13mm" svg:height="179.92mm" style:rel-width="scale" style:rel-height="scale"><draw:object-ole xlink:href="OleObj7"/><draw:image xlink:href="ObjectReplacements/OleObj7"/></draw:frame><text:span text:style-name="T84"/></text:p>
      <text:p text:style-name="P30"><text:span text:style-name="T84"/></text:p>
      <text:p text:style-name="P31"><text:span text:style-name="T84"/></text:p>
      <text:p text:style-name="P31"><text:span text:style-name="T84"/></text:p>
      <text:p text:style-name="P31"><text:span text:style-name="T84"/></text:p>
      <text:p text:style-name="P31"><text:span text:style-name="T84"/></text:p>
      <text:p text:style-name="P32"><text:span text:style-name="T85">Slutkommentar David.</text:span></text:p>
      <text:p text:style-name="P33"><text:span text:style-name="T86">Jag började först på ett eget spel men kände efter ett tag att jag skulle vilja arbeta tillsammans med Håkan Eriksson varvid jag kontaktade honom med frågan och han svarade ja! </text:span></text:p>
      <text:p text:style-name="P33"><text:span text:style-name="T86">Jag har till stor del fokucerat på att skriva metoder och klasser som rör logiken i spelet men även varit med i processen kring skapandet av olika karaktärer och föremål. </text:span></text:p>
      <text:p text:style-name="P33"><text:span text:style-name="T86">Håkan har lagt enorm energi på att skapa upp mångder av klasser för items och abilities. Han är också orsaken till att vi överhuvudtaget har musik i spelet. Utöver det har han strälat i sitt fantastiska skapande av alla storys som används i spelet.</text:span></text:p>
      <text:p text:style-name="P33"><text:span text:style-name="T86">Sedan har vi varit inne och petat och ändrat i varandras kod oavbrutet vilket i slutändan gör det svårt att säga vem som hart skrivit vad.</text:span></text:p>
      <text:p text:style-name="P33"><text:span text:style-name="T86">Vi har båda inspirerat varandra och pushat varandra till nivåer vi inte trodde vi var möjliga! Tillsammans gjorde vi projektet till något som vi aldrig hade klarat av att skapa ensamma! Det har varit jätteroligt att jobba tillsammans och arbetet med projektet har verkligen stärkt vår vänskap!</text:span><text:span text:style-name="T87"/></text:p>
      <text:p text:style-name="P33"><text:span text:style-name="T88"/></text:p>
      <text:p text:style-name="P33"><text:span text:style-name="T88">David Ström<text:s/></text:span><text:span text:style-name="T89"/></text:p>
      <text:p text:style-name="P33"><text:span text:style-name="T89"/></text:p>
      <text:p text:style-name="P33"><text:span text:style-name="T89"/></text:p>
      <text:p text:style-name="P34"><text:span text:style-name="T90">Slutkommentar Håkan.</text:span></text:p>
      <text:p text:style-name="P35"><text:span text:style-name="T91">Då min och Davids kunskapsnivå är väldigt olika så har David i detta projektet dragit ett enormt lass med all logik och hur programmet bör byggas upp för att vara så korrekt som möjligt. </text:span></text:p>
      <text:p text:style-name="P35"><text:span text:style-name="T91">Jag har gjort allt i projektet för att klara godkänt nivån även om David senare har förbättrat mycket av det.<text:s text:c="2"/></text:span></text:p>
      <text:p text:style-name="P35"><text:span text:style-name="T91">Jag har gjort så gott jag kunnat för att hjälpa till vilket i detta projektet har varit extra utmanande då nivåskillnaden på mig och David är stor samt att jag missade början på terminen p.g.a. sjukdom.<text:line-break/></text:span></text:p>
      <text:p text:style-name="P35"><text:span text:style-name="T91">David har en kod förståelse utöver det vanliga, efter att ha arbetat ihop med David känner jag att jag måste säga att någon driftig bör nog anställa David redan nu innan någon annan hinner före. </text:span></text:p>
      <text:p text:style-name="P35"><text:span text:style-name="T91">Han kommer vara en guldgruva för alla som får nöjet att arbeta med honom framöver!<text:line-break/><text:line-break/>Det har varit ett fantastiskt projekt där vi inte bara har kämpat dygnet runt för att lösa all logik, storys, musik och upplägg. </text:span></text:p>
      <text:p text:style-name="P35"><text:span text:style-name="T91">David har under resans gång inte bara varit en fantastisk lagkamrat han har även agerat lärare med ett otroligt tålamod som fick dras med en nybörjare.<text:line-break/></text:span></text:p>
      <text:p text:style-name="P35"><text:span text:style-name="T91">Jag har i projektet varit med och utfört samma saker som jag hade gjort om jag gjort ett eget projekt.<text:line-break/>David som ligger långt före i utvecklingen har tagit spelet till en helt annan nivå än det jag hade klarat av att skapa själv. </text:span></text:p>
      <text:p text:style-name="P35"><text:span text:style-name="T91">Jag har gjort vad jag kunnat, annat har David visat mig hur det ska göras och jag har lärt mig massor under projektets gång jag aldrig hade fått se eller lära mig om jag valt ett solo projekt. </text:span></text:p>
      <text:p text:style-name="P35"><text:span text:style-name="T91"><text:line-break/>Håkan Eriksson</text:span></text:p>
      <text:p text:style-name="P35"><text:span text:style-name="T92"/></text:p>
      <text:p text:style-name="P35"><text:span text:style-name="T93">P.S</text:span></text:p>
      <text:p text:style-name="P35"><text:span text:style-name="T93">Tack Robin för en riktigt bra kurs!</text:span></text:p>
      <text:p text:style-name="P35"><text:span text:style-name="T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